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ad35" officeooo:paragraph-rsid="0013ad35"/>
    </style:style>
    <style:style style:name="P2" style:family="paragraph" style:parent-style-name="Standard">
      <style:text-properties officeooo:rsid="0014b92b" officeooo:paragraph-rsid="0014b92b"/>
    </style:style>
    <style:style style:name="P3" style:family="paragraph" style:parent-style-name="Standard">
      <style:text-properties officeooo:rsid="0013ad35" officeooo:paragraph-rsid="0013ad35"/>
    </style:style>
    <style:style style:name="P4" style:family="paragraph" style:parent-style-name="Standard">
      <style:text-properties officeooo:rsid="0014d47a" officeooo:paragraph-rsid="0014d47a"/>
    </style:style>
    <style:style style:name="P5" style:family="paragraph" style:parent-style-name="Standard">
      <style:text-properties officeooo:rsid="0014b92b" officeooo:paragraph-rsid="0014b92b"/>
    </style:style>
    <style:style style:name="P6" style:family="paragraph" style:parent-style-name="Standard">
      <style:paragraph-properties fo:break-before="page"/>
      <style:text-properties officeooo:rsid="0014b92b" officeooo:paragraph-rsid="0014b92b"/>
    </style:style>
    <style:style style:name="P7" style:family="paragraph" style:parent-style-name="Standard">
      <style:text-properties officeooo:rsid="001557f7" officeooo:paragraph-rsid="001557f7"/>
    </style:style>
    <style:style style:name="T1" style:family="text">
      <style:text-properties officeooo:rsid="0014b92b"/>
    </style:style>
    <style:style style:name="T2" style:family="text">
      <style:text-properties officeooo:rsid="0014d47a"/>
    </style:style>
    <style:style style:name="T3" style:family="text">
      <style:text-properties officeooo:rsid="001557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text:span text:style-name="T2">nonconvex optimization</text:span></text:p>
      <text:p text:style-name="P1">-<text:span text:style-name="T2">applications covered in class</text:span></text:p>
      <text:p text:style-name="P1">-<text:span text:style-name="T2">tensor decomposistion</text:span></text:p>
      <text:p text:style-name="P1"/>
      <text:p text:style-name="P4"><text:span text:style-name="T3">Convexity </text:span>Assumptions and strict saddle</text:p>
      <text:p text:style-name="P4">-Strict saddle definition</text:p>
      <text:p text:style-name="P4">-Why its necessary</text:p>
      <text:p text:style-name="P4">- how mentioned problems are strict saddle</text:p>
      <text:p text:style-name="P4">- ask if tensor decomp is necessarily strict saddle</text:p>
      <text:p text:style-name="P1"/>
      <text:p text:style-name="P4">Tensor decomp</text:p>
      <text:p text:style-name="P1">-applications of tensor decomposition</text:p>
      <text:p text:style-name="P1">-tensor decomp as an optimization problem</text:p>
      <text:p text:style-name="P1">-<text:span text:style-name="T2">introduction to some methods</text:span></text:p>
      <text:p text:style-name="P7">-mention restrictions on constant order</text:p>
      <text:p text:style-name="P1"/>
      <text:p text:style-name="P1">Explanation of terminology</text:p>
      <text:p text:style-name="P1">- formatting of tensors</text:p>
      <text:p text:style-name="P1">- <text:span text:style-name="T2">and conventions for notation</text:span></text:p>
      <text:p text:style-name="P1">- <text:span text:style-name="T2">analogy to 2d matrices</text:span></text:p>
      <text:p text:style-name="P1"/>
      <text:p text:style-name="P1"/>
      <text:p text:style-name="P1">Introduction of optimization problem</text:p>
      <text:p text:style-name="P1">- noisy SGD</text:p>
      <text:p text:style-name="P1">- <text:span text:style-name="T2">2d formulation</text:span></text:p>
      <text:p text:style-name="P1">- list assumptions that make this work</text:p>
      <text:p text:style-name="P1">- identify performance</text:p>
      <text:p text:style-name="P1"/>
      <text:p text:style-name="P2">Alternatives;</text:p>
      <text:p text:style-name="P4">- alternating least squares</text:p>
      <text:p text:style-name="P4">- ICA</text:p>
      <text:p text:style-name="P4">- High order SVD</text:p>
      <text:p text:style-name="P2"/>
      <text:p text:style-name="P2">explanation of method</text:p>
      <text:p text:style-name="P2">needed assumptions</text:p>
      <text:p text:style-name="P4">comparison to 2d</text:p>
      <text:p text:style-name="P2">performance analysis</text:p>
      <text:p text:style-name="P2"/>
      <text:p text:style-name="P6">% Source: http://tex.stackexchange.com/a/150903/23931<text:line-break/>\documentclass[11pt]{article}<text:line-break/>\usepackage[letterpaper,margin=1in]{geometry}<text:line-break/>\usepackage{xcolor}<text:line-break/>\usepackage{fancyhdr}<text:line-break/>\usepackage{hyperref}<text:line-break/>\renewcommand{\headrulewidth}{1.5pt}<text:line-break/>%\usepackage{tgschola} % or any other font package you like<text:line-break/>\usepackage{times}<text:line-break/>\usepackage{titlesec}<text:line-break/>\titlespacing*{\section}<text:line-break/>{0pt}{0.5ex}{0.7ex}<text:line-break/>%\renewcommand{\familydefault}{\rmdefault}<text:line-break/>\usepackage{lastpage}<text:line-break/>\usepackage{color}<text:line-break/><text:line-break/>\input{qq_defs}<text:line-break/><text:line-break/>\pagestyle{fancy}<text:line-break/>\fancyhf{}<text:line-break/>\fancyhead[C]{%<text:line-break/> <text:s/>\footnotesize<text:line-break/> <text:s/>\fontsize{12}{12}<text:line-break/> <text:s/>\large \soptitle\hspace{1cm}<text:line-break/> <text:s/>\institution \hspace{1.2cm}<text:line-break/> <text:s/>\yourname<text:line-break/> <text:s/>}<text:line-break/>\fancyfoot[C]{\thepage}<text:line-break/><text:line-break/>\newcommand{\institution}{Project Report}<text:line-break/>\newcommand{\soptitle}{EECS 559}<text:line-break/>\newcommand{\yourname}{Thomas Arrizza}<text:line-break/>%\newcommand{\yourweb}{https://www.abcd.com/}<text:line-break/>\newcommand{\youremail}{tarrizza@umich.edu}<text:line-break/><text:line-break/>\newcommand{\statement}[1]{\par\medskip<text:line-break/> <text:s/>\underline{\textcolor{blue}{\textbf{#1:}}}\space<text:line-break/>}<text:line-break/><text:line-break/>\begin{document}<text:line-break/>%\setlength{\parindent}{20pt}<text:line-break/>{\huge Paper Review: Escaping from Saddle Points --- Online Stochastic Gradient for Tensor Decomposition}<text:line-break/>\\<text:line-break/>\section{Introduction}<text:line-break/>Gradient descent is a well studied, but still surprisingly versatile tool for solving optimization problems. It is the natural solution in the convex case, where the negative gradient direction is always a descent the direction, but even in the non-convex case, it can be one of the best tools we have under certain conditions. The difficulty of non-convex problems comes from the fact that critical points <text:soft-page-break/>where $\nabla f(x)=0$ can be local minimums, local maximums, or saddle points. Additional complexity come from the fact that the non-convex landscape can have flat regions that are not minimums and cannot be escaped with first order information alone. In the worst case, solving convex problems to even a local minimizer can be NP-hard \cite{Murty et al. 1987}. However many real world problems have advantageous properties that allow us to avoid these issues. <text:line-break/><text:line-break/>In this paper, we will explore the subset of non-convex optimization problems that are so called 'strict-saddle' and where all local minimums are global. In particular, we will focus on the orthogonal tensor decomposition analysis presented in "\emph{Escaping from Saddle Points --- Online Stochastic Gradient for Tensor Decomposition}"\cite{RongGe}. Orthogonal tensor decomposition optimization finds a set of rank 1 tensors (which will be defined in a later section) that sum to an observed tensor. This is useful in independent component analysis \cite{Comon}, topic models, and community detection \cite{Huang et al 2013}. In order to come up with an efficient optimization method for tensor decomposition, we need to examine whether it belongs to the subset of non-convex optimization problems that are strict saddle and have only global solutions and how these properties can be used to guarantee convergence. We will also show that tweaking classic gradient descent by adding some Gaussian noise can improve the convergence rate for this problem.<text:line-break/>%%%%%%%%%%%%%<text:line-break/><text:line-break/>\section{Preliminaries}<text:line-break/>Tensors are a higher order construction than vectors or matrices and as such they are more versatile in their use. While powerful, this also means that tensor notation and definitions can be somewhat ambiguous. In this section we will clarify some of the necessary definitions we will use throughout this paper.<text:line-break/><text:line-break/>\subsection{Tensors}<text:line-break/>A p-th order tensor is a p-dimensional array. If $T\in\R^{d^p}$ is a p-order tensor then the $(i_1,i_2,...,i_p)^{th}$ element of T is $T_{i_1,i_2,...,i_p}$ where $i_j\in[1,...,m_j]$ if $m_j$ is the $j^th$ dimension in the array. A simple example of a p = 3 order Tensor using python notation:<text:line-break/>\begin{center}<text:line-break/> <text:s text:c="3"/>T = [ [[ a, b, c, d ], [ e, f, g, h ]], [[ i, j, k, l ], [ m, n, o, p ]] ]<text:line-break/>\end{center}<text:line-break/>Here, $m_1$ = 4, $m_2$= $m_3$ = 2, $T_{1,1,1}=a$, and <text:s/>$T_{1,2,3}=g$. In other words, T is two 2x4 matrices stacked along the third dimension.<text:line-break/><text:line-break/>Tensors can be constructed from the tensor product of vectors (outer product generalized into higher orders). The notation of this is T=$(u \otimes v)$ where T becomes a 2nd order tensor and $T_{i,j} = u_i v_j$. We can generalize this to higher orders with $(u_1 \otimes u_2 \otimes ... <text:s/>\otimes u_p)$. If $u_1=u_2=...u_p=u\in\R^m$ then we can write this as: $u^{\otimes p}$. We can then create the tensor:<text:line-break/>\begin{center}<text:line-break/> <text:s text:c="3"/>\[ <text:line-break/> <text:s text:c="3"/>U = \left[ u^{\otimes p}\right]_{i_1,i_2,...,i_p} = u_{i_1}u_{i_2}...u_{i_p} = \prod_{j=1}^{p} u_{i_j}<text:line-break/> <text:s text:c="3"/>\] <text:line-break/>\end{center}<text:line-break/>where $m_j = m \forall{j}$. In this case, U can be decomposed into a single vector u and is considered a rank-1 tensor for the rest of this paper. The goal of orthogonal tensor decomposition is to approximate a tensor as the sum of rank-1 tensors:<text:line-break/> <text:s text:c="3"/>\begin{equation}<text:line-break/><text:soft-page-break/> <text:s text:c="7"/>T = \sum_{i=1}^d a_i^{\otimes p} \label{eq1}<text:line-break/> <text:s text:c="3"/>\end{equation}<text:line-break/>where \emph{d} is the rank of the T and $a_i$'s are vectors that must have different properties depending on the mode of orthogonality. In this case, we want to look at the case were $a_i$'s are completely orthogonal \cite{Tamara} and enforce $||a_i||_2 = 1$ and $a_i^T a_j = 0 \:,\forall i \not= j$. These $a_i$'s are the components of the decomposition and are unique up to sign-flips. This implies the desired property that if we find any permutation of $a_i$, then we have all optimal $a_i$'s, which is one of the criteria we need for efficient optimization. Additionally, if we reorganize the $a_is$ as the columns of an orthonormal matrix <text:line-break/>\begin{center}<text:line-break/> <text:s text:c="3"/>\[ A = \left[ a_1,a_2,...,a_d\right] \]<text:line-break/>\end{center}<text:line-break/><text:line-break/>\noindent then \ref{eq1} can be written as <text:s/><text:line-break/><text:line-break/>\begin{equation}<text:line-break/> <text:s text:c="3"/>T_{i_1,i_2...,i_p} = \sum_{k=1}^d \prod_{j=1}^p A_{i_j k}\label {eq2}<text:line-break/>\end{equation}<text:line-break/><text:line-break/>\noindent This allows us to represent the decomposition of a tensor into an orthonormal matrix $\in\R^{mxd}$. <text:s/><text:line-break/><text:line-break/>\subsection{Strict Saddle}<text:line-break/><text:line-break/>A continuously differentiable, non-convex function f(x) has critical points where gradient $\nabla f(x)=0$ at local minimums, local maximums, and saddle points. Traditional gradient descent can get stuck in these critical points which would cause the false convergence of the algorithm at local maximums and saddle points. However, for second order methods such as the trust region approach found in \cite{Dauphin} or newton's method, local maximums have negative curvature in every direction that can be used to find a way down. The only problematic case then is the saddle points. Strict saddle functions are those where every saddle point has at least one negative eigen value in its hessian $\nabla^2 f(x)$ and thus has a path for us to descend with second order methods. The complete definition for strict saddle problems is \cite{RongGe}:<text:line-break/>\begin{quote}<text:line-break/> <text:s text:c="3"/>A function $f$:$\R\mapsto{\R^n}$ is ($\alpha , \beta , \gamma, \delta$)-strict saddle if $\forall x \in \R^n$ obeys at least on of the following:<text:line-break/>\begin{itemize}<text:line-break/> <text:s text:c="3"/>\item \textbf{[Large Gradient]} $||\nabla f(x)||_2 \geq \beta$<text:line-break/> <text:s text:c="3"/>\item \textbf{[Negative Curvature]} $\exists v \in \mathbb{S}^{n-1}$ , such that $ <text:s/>v^T \nabla^2 f(x)v \leq -\alpha$<text:line-break/> <text:s text:c="3"/>\item \textbf{[Strong Convexity Around Minimizers]} $\exists x_{*} $ such that $||x-x_{*}||_2 \leq \delta$, and for all $y \in \mathbb{B}(x_* , 2 \delta)$, we have $\nabla^2 f(y) \succcurlyeq \gamma $\textbf{I}<text:line-break/>\end{itemize}<text:line-break/>\end{quote}<text:line-break/>These conditions ensure that every point either has a large gradient we can descend down and every non-optimal critical point has negative curvature that we can we can use to find a descent direction. If we can cast Tensor decomposition as a strict saddle problem, then we can benefit from these properties to guarantee convergence.<text:line-break/><text:soft-page-break/> <text:s text:c="3"/><text:line-break/>\subsection{Stochastic Gradient Descent and its Noisy Variants}<text:line-break/>Stochastic gradient descent a modification of traditional gradient descent were the gradient is calculated from a subset of samples rather than the entire set. It is typically used in models where the amount of samples is large and it becomes unwieldy to calculate a gradient for the entire set. In the case of non-convex optimization with the strict-saddle condition, this has the added benefit of introducing randomness into the gradient. This gives a chance to escape saddle points even in first order methods. However this may introduce some bias depending on the method of sampling, so to avoid that we can use an adjusted algorithm that adds a small amount of noise in every direction \cite{RongGe}. <text:line-break/><text:line-break/>\begin{algorithm}<text:line-break/>\caption{Noisy Gradient Descent}\label{NSGD}<text:line-break/>\begin{algorithmic}<text:line-break/>\Require Stochastic Gradient oracle SG($\omega$),initial point $\omega_0$, desired accuracy $\kappa$ <text:line-break/>\Ensure $\omega_t$ that is close to some local minimum $\omega^*$<text:line-break/>\State Choose step size $\eta = min\{\Tilde{O}(\kappa^2 /log(1/\kappa)),\eta_{max} \},T=\Tilde{O}(1/\eta^2)$<text:line-break/><text:line-break/>\For{$t=0$ to $T-1$}<text:line-break/> <text:s text:c="3"/>\State Sample noise $n$ uniformly from unit sphere.<text:line-break/> <text:s text:c="3"/>\State $\omega_{t+1}\gets \omega_t -\eta(SG(\omega)+n)$<text:line-break/>\EndFor<text:line-break/>\end{algorithmic}<text:line-break/>\end{algorithm}<text:line-break/><text:line-break/>The stochastic gradient oracle SG($\omega$) is a sample of the gradient at point $\omega$. If using normal first order gradient descent, SG($\omega$) can be replaced with the gradient of the objective function, but if using stochastic gradient descent with sample selection scheme that has non-negligible and unbiased noise, the additional noise is not needed.<text:line-break/><text:line-break/>This noise can be thought of as 'heat' that allows us to not get frozen near critical points. When the algorithm is not at or near saddle, the gradient of a strict-saddle function is $||\nabla f(x)||_2 \geq \beta$ and overwhelms the noise, ensuring a negative descent direction. When the function is close or at a saddle point, normal gradient descent slows down or freezes at that point. By adding heat, or random perturbations, the algorithm can quickly move away from the saddle points. <text:line-break/><text:line-break/>%%%%%%%%%%%%%%%%% can add more details to convergence</text:p>
      <text:p text:style-name="P2"><text:s/>garuntees if time<text:line-break/><text:line-break/><text:line-break/>\section{Optimizing Tensor Decomposition} <text:line-break/>Now that we have some conditions that guarantee convergence of non-convex problems, all we need to do is find a representation of tensor decomposition that satisfies these conditions.<text:line-break/><text:line-break/>\subsection{Simplifying Assumptions}<text:line-break/>If we are given a tensor $T \in \R^{d^p}$, our objective is to find a orthogonal decomposition such that <text:line-break/>\begin{center}<text:line-break/><text:soft-page-break/> <text:s text:c="3"/>\[ T = \sum_{i=1}^d a_i^{\otimes p} \] s.t $||a_i||_2 = 1$ and $a_i^T a_j = 0 \:,\forall i \not= j$<text:line-break/>\end{center}<text:line-break/>\noindent To avoid complexity, we will assume that all of the $a_i$ have the same dimension $m$ and that the rank $d$ is a fixed constant that we assume before beginning optimization. Keeping a fixed dimension for the $a_i$'s allows us to avoid defining any formulation for adding different sized tensors. Assuming a fixed rank $d$ means we can formulate the problem as a minimization problem with respect to the components $a_i$ and not to both the $a_i$'s and $d$. The practical implications of fixing $d$ for ICA, for example, is that we are assuming we know the number of components tensor decomposes into, which is reasonable. One way to generalize to an unknown $d$ is to rerun the algorithms using different values of $d$ and using the one with the least error.<text:line-break/><text:line-break/>\subsection{Optimization Methods}<text:line-break/>In this section, we will investigate some different methods of optimization. By comparing different formulations, we can see the relative performance of those that are strict saddle and those that are not.<text:line-break/><text:line-break/>\subsubsection{Reconstruction Error}<text:line-break/>The simplest formulation of the problem is to minimize the reconstruction error:<text:line-break/>\begin{equation} <text:line-break/> <text:s text:c="3"/>\min_{\forall i, ||u_i||_2^2=1} ||T-\sum_{i=1}^d u_i^{\otimes p}||_F^2<text:line-break/>\end{equation} <text:line-break/>\noindent Where $||\cdot||_F$ is the tensor Frobenius norm<text:line-break/>\begin{center}<text:line-break/> <text:s text:c="3"/>$||T||_F^2=\sum_{i_1,i_2,...,i_p} T_{i_1,i_2,...,i_p}$<text:line-break/>\end{center}<text:line-break/>This objective function is not necessarily strict saddle and thus does not benefit from convergence guarantees. To see this, we can implement a noisy gradient descent method with 3d space p=3. <text:line-break/>\begin{equation} \label{eq3}<text:line-break/> <text:s text:c="3"/>\min_{\forall i, ||u_i||_2^2=1} ||T-\sum_{i=1}^d u_i^{\otimes 3}||_F^2<text:line-break/>\end{equation} <text:line-break/><text:line-break/>Equation \ref{eq3} is a sextic polynomial which has a difficult gradient to compute. To simplify, we can break the variable into 3 different components: $a_i$, $b_i$, and $c_i$ then solve an alternating squares gradient descent.<text:line-break/><text:line-break/><text:line-break/>\subsubsection{Alternating Least Squares}<text:line-break/>For third order tensor decomposition with dissimilar component vectors<text:line-break/>\begin{equation} <text:line-break/> <text:s text:c="3"/>T = \sum_{i=1}^d a_i \otimes b_i \otimes c_i \label {eq4}<text:line-break/>\end{equation}<text:line-break/>we want to minimize the reconstruction error while preserving the fact that the component vectors are equal to each other<text:line-break/>\begin{equation}<text:line-break/> <text:s text:c="4"/>\min_{\forall i, ||u_i||_2^2=1} ||T-\sum_{i=1}^d a_i \otimes b_i \otimes c_i||_F^2<text:line-break/>\end{equation}<text:line-break/><text:line-break/>the following optimization problem <text:line-break/>\begin{equation}\label{eq5}<text:line-break/> <text:s text:c="3"/>\min_{\forall i, ||a_i||_2^2=||b_i||_2^2=||c_i||_2^2=1} ||T-\sum_{i=1}^d a_i \otimes b_i \otimes c_i||<text:soft-page-break/>_F^2<text:line-break/>\end{equation}<text:line-break/>subject to $a_i-b_i=b_i-c_i=c_i-a_i=0$, $\forall i$. The augmented Lagrangian of function of \ref{eq5} is<text:line-break/>\begin{equation}<text:line-break/>\begin{split}<text:line-break/> <text:s text:c="3"/>\min ||T-\sum_{i=1}^d a_i <text:s/>\otimes b_i \otimes c_i||_F^2 <text:s/>\\ + &lt;\lambda_1,a-b&gt; +&lt;\lambda_2,b-c&gt; +&lt;\lambda_3,c-a&gt; \\+\dfrac{\sigma}{2}(||A-B||_F^2+||B-C||_F^2+||C-A||_F^2)<text:line-break/>\end{split}<text:line-break/>\end{equation}<text:line-break/>if we take the gradient of this function with respect to each lagragian variable and set to zero, we find that there are critical points when $\lambda_1=\lambda_2=\lambda_3=0$\cite{ Haixia Liu. Symmetric Tensor Decomposition by alternating gradient descent}. We can therefore rewrite the minimization problem as<text:line-break/>\begin{equation}<text:line-break/> <text:s text:c="3"/>\min ||T-\sum_{i=1}^d a_i <text:s/>\otimes b_i \otimes c_i||_F^2 <text:s/>\\<text:line-break/> <text:s text:c="3"/>+\dfrac{\sigma}{2}(||A-B||_F^2+||B-C||_F^2+||C-A||_F^2)<text:line-break/>\end{equation}<text:line-break/><text:line-break/>we can take the gradient with respect to each component matrix \cite{Comon}<text:line-break/><text:line-break/>\begin{equation}<text:line-break/>\begin{split}<text:line-break/> <text:s text:c="3"/>\nabla_A = (I_A \otimes ( <text:s/>C^TC \boxdot <text:s/>B^TB))vecA^T-(I_A\otimes(C\odot B))^T vecT_{d*dxd}+2A-B-C \\<text:line-break/> <text:s text:c="3"/>\nabla_B = (I_B \otimes ( <text:s/>A^TA \boxdot <text:s/>C^TC))vecB^T-(I_B\otimes(A\odot C))^T vecT_{d*dxd}+2B-A-C \\<text:line-break/> <text:s text:c="3"/>\nabla_C = (I_C \otimes ( <text:s/>B^TB \boxdot <text:s/>A^TA))vecC^T-(I_C\otimes(B\odot A))^T vecT_{d*dxd}+2C-B-A <text:line-break/>\end{split}<text:line-break/>\end{equation}<text:line-break/><text:line-break/>and perform a noisy ADMM optimization.<text:line-break/>\begin{algorithm}<text:line-break/>\caption{Noisy ADMM}\label{NADMM}<text:line-break/>\begin{algorithmic}<text:line-break/>\Ensure $A_0$,$B_0$,$C_0$,$\eta = min\{\Tilde{O}(\kappa^2/log(1/\kappa)),\eta_{max} \},T=\Tilde{O}(1/\eta^2)$<text:line-break/>\For{$t=0$ to $T-1$}<text:line-break/> <text:s text:c="3"/>\State Sample noise $n$ uniformly from unit sphere.<text:line-break/> <text:s text:c="3"/>\State $A_{t+1}\gets A_t -\eta(\nabla_A+n)$<text:line-break/> <text:s text:c="3"/>\State $B_{t+1}\gets B_t -\eta(\nabla_B+n)$<text:line-break/> <text:s text:c="3"/>\State $C_{t+1}\gets C_t -\eta(\nabla_C+n)$<text:line-break/>\EndFor<text:line-break/>\State $A=(A_T+B_T+C_T)/3$<text:line-break/>\end{algorithmic}<text:line-break/>\end{algorithm}<text:line-break/>It is not clear whether this formulation is strict saddle, and in practice, this algorithm tends to converge to the critical point at 0 rather than an optimal value when the starting values are near 0. This makes the <text:soft-page-break/>formulation unpredictable and not useful for practical application.<text:line-break/><text:line-break/>\subsubsection{Correlation Minimization}<text:line-break/><text:line-break/>Another formulation of the tensor decomposition uses an objective function that aims to minimize the correlation between different components of a fourth order tensor $T \in \R^{d^4}$ \cite{RongGe}:<text:line-break/>\begin{equation} \label{eq6}<text:line-break/> <text:s text:c="3"/>\min_{\forall i, ||u_i||_2^2=1} \sum_{i\not=j} T(u_i,u_i,u_j,u_j)<text:line-break/>\end{equation}<text:line-break/>where $T(u_i,u_i,u_j,u_j)=\sum_{i=1}^d (z_k(i))^2(z_l(i))^2$ and the $z$'s are the scalar multipliers of basis expansion $u_k=\sum_{i=1}^d z_k(i)a_i$. This implies that \ref{eq6} is minimized when $u_i$ and $u_j$ are orthogonal and has an optimal value of 0. It can be shown that this formulation of the problem is strict saddle with a stochastic gradient oracle (see \cite{RongGe} Appendix C.2):<text:line-break/>\begin{equation} \label{eq7}<text:line-break/> <text:s text:c="3"/>\nabla{u_i}\theta(u,y)= \sum_{i\not=j} (&lt;u_j,u_j&gt;u_i+2&lt;u_i,u_j&gt;u_j-&lt;u_j,y&gt;^2&lt;u_i,y&gt;y)<text:line-break/>\end{equation}<text:line-break/>where y is a sample selected from T. If we set $y=d^{1/4}a_i$ where i is uniformly distributed on [1,d], then we can see that $\mathbb{E}[y^{\otimes 4}] = T$. Using y as samples and \ref{eq7} as SG($\omega$) we can use algorithm 1 to compare the minimization of reconstruction error with this formulation, shown in fig 2<text:line-break/>\begin{figure}<text:line-break/> <text:s text:c="3"/>\centering<text:line-break/> <text:s text:c="3"/>\includegraphics{Rong_fig_1.JPG}<text:line-break/> <text:s text:c="3"/>\caption{Caption}<text:line-break/> <text:s text:c="3"/>\label{fig:my_label}<text:line-break/>\end{figure}<text:line-break/><text:line-break/>\subsubsection{High-Order SVD (HOSVD)}<text:line-break/><text:line-break/><text:line-break/>%%%%%%%%%<text:line-break/>\section{Conclusion}<text:line-break/>test<text:line-break/><text:line-break/>% \begin{description}<text:line-break/>% \item[Motivation]<text:line-break/><text:line-break/>% \begin{description}<text:line-break/>% test<text:line-break/>% <text:s text:c="4"/>\item[(a)] <text:line-break/> <text:s text:c="3"/><text:line-break/>% <text:s text:c="4"/>You may type up your solutions here.<text:line-break/> <text:s text:c="3"/><text:line-break/>% <text:s text:c="4"/>Take a look at overleaf's docmentation if you need more assistance \href{https://www.overleaf.com/learn/latex/Main_Page}{link} <text:line-break/> <text:s text:c="3"/><text:line-break/>% <text:s text:c="4"/>\item[(b)] <text:line-break/>% <text:s text:c="4"/>\item[(c)]<text:line-break/>% <text:s text:c="4"/>\item[(d)]<text:line-break/><text:soft-page-break/>% \end{description}<text:line-break/><text:line-break/>% \item[Problem 2] <text:s/>(Linear Program)<text:line-break/><text:line-break/>% \begin{description}<text:line-break/>% <text:s text:c="4"/>\item[(a)] <text:line-break/>% <text:s text:c="4"/>\item[(b)] <text:line-break/><text:line-break/>% \end{description}<text:line-break/><text:line-break/><text:line-break/>% \end{description}<text:line-break/>\pagebreak<text:line-break/>{\small<text:line-break/>\bibliographystyle{plain}<text:line-break/>\bibliography{bibliography}<text:line-break/>}<text:line-break/>\end{document}</text:p>
      <text:p text:style-name="P2"/>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8T11:07:54.265000000</dc:date>
    <meta:editing-duration>P7DT13H2M41S</meta:editing-duration>
    <meta:editing-cycles>4</meta:editing-cycles>
    <meta:generator>LibreOffice/7.4.2.3$Windows_X86_64 LibreOffice_project/382eef1f22670f7f4118c8c2dd222ec7ad009daf</meta:generator>
    <meta:document-statistic meta:table-count="0" meta:image-count="0" meta:object-count="0" meta:page-count="9" meta:paragraph-count="33" meta:word-count="2378" meta:character-count="17837" meta:non-whitespace-character-count="15186"/>
  </office:meta>
</office:document-meta>
</file>